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31/08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AVICOLA VIRGEN DEL CISNE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AMACHE PACCO, MONICA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CUZ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19/10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AMACHE PACCO, MONICA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>CASTRO ARIZABAL, JEAN FRANCO</text:p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6</text:p>
          </table:table-cell>
        </table:table-row>
        <table:table-row>
          <table:table-cell table:style-name="Tabla1.A2" office:value-type="float" office:value="0">
            <text:p text:style-name="P7">PATOS PEKINES</text:p>
          </table:table-cell>
          <table:table-cell table:style-name="Tabla1.B2" office:value-type="string">
            <text:p text:style-name="P9">Cant.Cajas: <text:span text:style-name="T11">6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1168622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013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8:2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9:35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18T20:35:27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